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1ba" officeooo:paragraph-rsid="001911ba"/>
    </style:style>
    <style:style style:name="P2" style:family="paragraph" style:parent-style-name="Standard">
      <style:text-properties officeooo:rsid="001afc9e" officeooo:paragraph-rsid="001afc9e"/>
    </style:style>
    <style:style style:name="P3" style:family="paragraph" style:parent-style-name="Standard">
      <style:text-properties officeooo:rsid="001911ba" officeooo:paragraph-rsid="001911ba"/>
    </style:style>
    <style:style style:name="P4" style:family="paragraph" style:parent-style-name="Standard">
      <style:text-properties officeooo:rsid="001dac99" officeooo:paragraph-rsid="001dac99"/>
    </style:style>
    <style:style style:name="P5" style:family="paragraph" style:parent-style-name="Standard">
      <style:text-properties officeooo:rsid="001ddff2" officeooo:paragraph-rsid="001ddff2"/>
    </style:style>
    <style:style style:name="T1" style:family="text">
      <style:text-properties officeooo:rsid="0019fa01"/>
    </style:style>
    <style:style style:name="T2" style:family="text">
      <style:text-properties officeooo:rsid="001b4b6a"/>
    </style:style>
    <style:style style:name="T3" style:family="text">
      <style:text-properties officeooo:rsid="001c2c5f"/>
    </style:style>
    <style:style style:name="T4" style:family="text">
      <style:text-properties officeooo:rsid="001ddf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AGONISTA: PLAYER1 (NOMBRE GENÉRICO PARA UN NN). <text:span text:style-name="T4">TRABAJA COMO OPERADOR PARA EMPRESA DE E-COMMERCE</text:span></text:p>
      <text:p text:style-name="P1"/>
      <text:p text:style-name="P5">MUNDO EN EL QUE LAS PERSONAS INTERACTUAN CON SUS COMPUTADORAS A TRAVÉS DE SU CONSCIENCIA. UTILIZANDO UN DISPOSITIVO SIMIL-AURICULARES</text:p>
      <text:p text:style-name="P1"/>
      <text:p text:style-name="P1">ATRAPADO EN <text:span text:style-name="T4">SU</text:span> COMPUTADORA (<text:span text:style-name="T4">CONSCIENCIA CARGADA A </text:span>RAM: <text:span text:style-name="T4">EL SOFTWARE PUDO CARGAR SU CONSCIENCIA, PERO HUBO UN ERROR DURANTE LA LECTURA QUE INTERRUMPIÓ SU CONSCIENCIA “REAL”</text:span>)</text:p>
      <text:p text:style-name="P1"/>
      <text:p text:style-name="P4">Su conciencia fue cargada en un software de simulación para que pueda <text:s/>soportar la carga de datos de la computador<text:span text:style-name="T4">a HASTA EL QUE EL PROBLEMA SEA SOLUCIONADO</text:span></text:p>
      <text:p text:style-name="P4"/>
      <text:p text:style-name="P1">PUEDE ESCAPAR SI JUNTA ALGUNAS PIEZAS DE DATOS <text:span text:style-name="T4">CORRUPTAS</text:span> PARA MERLIN <text:span text:style-name="T4">QUE LE DARAN ACCESO root PARA CORREGIR EL BUG</text:span></text:p>
      <text:p text:style-name="P1"/>
      <text:p text:style-name="P1">DEBE RECOLECTAR 4 PIEZAS</text:p>
      <text:p text:style-name="P1"/>
      <text:p text:style-name="P1">PARA ELLO NECESITA DESBLOQUEAR 4 HABILIDADES QUE PERMITEN LLEGAR <text:s/>A LAS PIEZAS: <text:span text:style-name="T1">_functions</text:span></text:p>
      <text:p text:style-name="P1"/>
      <text:p text:style-name="P1">NO LO SABE PERO MERLIN ES UN VIRUS EN SU COMPUTADORA, LAS 4 PIEZAS SON DATOS DE LA EMPRESA DE SOFTWARE EN LA QUE PLAYER1 TRABAJA</text:p>
      <text:p text:style-name="P1"/>
      <text:p text:style-name="P1"/>
      <text:p text:style-name="P2">LUGARES PARA SALVAR: BACKUP <text:span text:style-name="T2">TERMINAL</text:span></text:p>
      <text:p text:style-name="P2">“VIDA”: BATERY NODE</text:p>
      <text:p text:style-name="P2">“<text:span text:style-name="T3">MANA</text:span>”: <text:span text:style-name="T3">STATIC NO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46:18.747408191</meta:creation-date>
    <dc:date>2025-11-12T12:42:58.787941465</dc:date>
    <meta:editing-duration>PT28M15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60" meta:character-count="990" meta:non-whitespace-character-count="839"/>
  </office:meta>
</office:document-meta>
</file>